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officeooo:rsid="001ec161" officeooo:paragraph-rsid="001ec161" style:font-weight-asian="bold" style:font-weight-complex="bold"/>
    </style:style>
    <style:style style:name="P2" style:family="paragraph" style:parent-style-name="Standard">
      <style:text-properties style:font-name="Times New Roman" fo:font-size="18pt" fo:font-weight="bold" officeooo:rsid="00200702" officeooo:paragraph-rsid="00200702" style:font-weight-asian="bold" style:font-weight-complex="bold"/>
    </style:style>
    <style:style style:name="P3" style:family="paragraph" style:parent-style-name="Standard">
      <style:text-properties style:font-name="Times New Roman" fo:font-size="18pt" fo:font-weight="bold" officeooo:rsid="002387e1" officeooo:paragraph-rsid="002387e1" style:font-weight-asian="bold" style:font-weight-complex="bold"/>
    </style:style>
    <style:style style:name="P4" style:family="paragraph" style:parent-style-name="Standard">
      <style:text-properties style:font-name="Times New Roman" fo:font-size="18pt" fo:font-weight="bold" officeooo:rsid="0027bdaa" officeooo:paragraph-rsid="0027bdaa" style:font-weight-asian="bold" style:font-weight-complex="bold"/>
    </style:style>
    <style:style style:name="P5" style:family="paragraph" style:parent-style-name="Standard">
      <style:text-properties style:font-name="Times New Roman" fo:font-size="14pt" fo:font-weight="normal" officeooo:rsid="0021858d" officeooo:paragraph-rsid="0021858d" style:font-weight-asian="normal" style:font-weight-complex="normal"/>
    </style:style>
    <style:style style:name="P6" style:family="paragraph" style:parent-style-name="Standard">
      <style:text-properties style:font-name="Times New Roman" fo:font-size="12pt" fo:font-weight="normal" officeooo:rsid="002273d7" officeooo:paragraph-rsid="002273d7" style:font-weight-asian="normal" style:font-weight-complex="normal"/>
    </style:style>
    <style:style style:name="P7" style:family="paragraph" style:parent-style-name="Standard">
      <style:text-properties style:font-name="Times New Roman" fo:font-size="12pt" fo:font-weight="normal" officeooo:rsid="0023ed0f" officeooo:paragraph-rsid="0023ed0f" style:font-weight-asian="normal" style:font-weight-complex="normal"/>
    </style:style>
    <style:style style:name="P8" style:family="paragraph" style:parent-style-name="Standard">
      <style:text-properties style:font-name="Times New Roman" fo:font-size="12pt" fo:font-weight="normal" officeooo:rsid="0024cf6f" officeooo:paragraph-rsid="0024cf6f" style:font-weight-asian="normal" style:font-weight-complex="normal"/>
    </style:style>
    <style:style style:name="P9" style:family="paragraph" style:parent-style-name="Standard">
      <style:text-properties style:font-name="Times New Roman" fo:font-size="12pt" fo:font-weight="normal" officeooo:rsid="0027bdaa" officeooo:paragraph-rsid="0027bdaa" style:font-weight-asian="normal" style:font-weight-complex="normal"/>
    </style:style>
    <style:style style:name="P10" style:family="paragraph" style:parent-style-name="Standard">
      <style:text-properties style:font-name="Times New Roman" fo:font-size="12pt" fo:font-weight="normal" officeooo:rsid="00292b9a" officeooo:paragraph-rsid="00292b9a" style:font-weight-asian="normal" style:font-weight-complex="normal"/>
    </style:style>
    <style:style style:name="T1" style:family="text">
      <style:text-properties fo:font-size="14pt" fo:font-weight="normal" officeooo:rsid="0021858d" style:font-weight-asian="normal" style:font-weight-complex="normal"/>
    </style:style>
    <style:style style:name="T2" style:family="text">
      <style:text-properties fo:font-size="14pt" fo:font-weight="normal" officeooo:rsid="002273d7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ea25" style:font-weight-asian="bold" style:font-weight-complex="bold"/>
    </style:style>
    <style:style style:name="T5" style:family="text">
      <style:text-properties officeooo:rsid="00260a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</text:p>
      <text:p text:style-name="P1"/>
      <text:p text:style-name="P2">Objective : <text:span text:style-name="T1">is </text:span><text:span text:style-name="T2">basically,</text:span><text:span text:style-name="T1"> to provide text area, where text is written &amp; </text:span></text:p>
      <text:p text:style-name="P5">written text needs to be recited. </text:p>
      <text:p text:style-name="P5"/>
      <text:p text:style-name="P6">Rate &amp; Pitch of voice should be configurable via a slider &amp; different voice option is </text:p>
      <text:p text:style-name="P6">provided. </text:p>
      <text:p text:style-name="P6"/>
      <text:p text:style-name="P6">Two buttons start &amp; stop is provided to start &amp; stop voice sound.</text:p>
      <text:p text:style-name="P6"/>
      <text:p text:style-name="P3">Challenge : </text:p>
      <text:p text:style-name="P7">all the items were along horizontally. </text:p>
      <text:p text:style-name="P7"/>
      <text:p text:style-name="P7">Make the align along vertical axis : </text:p>
      <text:p text:style-name="P7"><text:tab/>-&gt; make div a flex container </text:p>
      <text:p text:style-name="P7"><text:tab/><text:tab/>display:flex;</text:p>
      <text:p text:style-name="P7"><text:tab/><text:tab/>flex-direction : column;</text:p>
      <text:p text:style-name="P7"/>
      <text:p text:style-name="P8">Now, all the elements are vertically aligned. To bring them to center. Apply</text:p>
      <text:p text:style-name="P8">following <text:span text:style-name="T3">css properties </text:span>to <text:span text:style-name="T3">div</text:span></text:p>
      <text:p text:style-name="P8"><text:span text:style-name="T3"><text:tab/></text:span><text:span text:style-name="T5">margin-left : auto;</text:span></text:p>
      <text:p text:style-name="P8"><text:tab/><text:span text:style-name="T5">margin-right: auto;</text:span></text:p>
      <text:p text:style-name="P8"/>
      <text:p text:style-name="P8"/>
      <text:p text:style-name="P4">Challenge : </text:p>
      <text:p text:style-name="P9">Web API for speech : <text:span text:style-name="T4">SpeechRecognition </text:span></text:p>
      <text:p text:style-name="P10"><text:span text:style-name="T4">T</text:span><text:span text:style-name="T3">his api is for doing “speech to text”.</text:span></text:p>
      <text:p text:style-name="P10"><text:span text:style-name="T3"/></text:p>
      <text:p text:style-name="P10">Valid API for speech to text is <text:span text:style-name="T3">“SpeechSynthesis”</text:span></text:p>
      <text:p text:style-name="P10"><text:span text:style-name="T3"/></text:p>
      <text:p text:style-name="P10">Speech synthesis is accessed via the <text:a xlink:type="simple" xlink:href="https://developer.mozilla.org/en-US/docs/Web/API/SpeechSynthesis" text:style-name="Internet_20_link" text:visited-style-name="Visited_20_Internet_20_Link"><text:span text:style-name="Source_20_Text">SpeechSynthesis</text:span></text:a> interface, a text-to-speech component that allows programs to read out their text content (normally via the device's default speech synthesiser.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5T22:43:17.151595110</meta:creation-date>
    <meta:generator>LibreOffice/7.0.4.2$Linux_X86_64 LibreOffice_project/1c5f81ee28659974774060c3fe084e73b3bd074b</meta:generator>
    <dc:date>2021-02-18T22:36:57.863559117</dc:date>
    <meta:editing-duration>PT3H16S</meta:editing-duration>
    <meta:editing-cycles>15</meta:editing-cycles>
    <meta:document-statistic meta:table-count="0" meta:image-count="0" meta:object-count="0" meta:page-count="1" meta:paragraph-count="21" meta:word-count="149" meta:character-count="919" meta:non-whitespace-character-count="773"/>
  </office:meta>
</office:document-meta>
</file>